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3.872cm" style:rel-column-width="2195*"/>
    </style:style>
    <style:style style:name="Tabell1.B" style:family="table-column">
      <style:table-column-properties style:column-width="13.129cm" style:rel-column-width="744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">Namn:</text:p>
          </table:table-cell>
          <table:table-cell table:style-name="Tabell1.B1" office:value-type="string">
            <text:p text:style-name="P2">Vehicle</text:p>
          </table:table-cell>
        </table:table-row>
        <table:table-row>
          <table:table-cell table:style-name="Tabell1.A2" office:value-type="string">
            <text:p text:style-name="P3">Syfte:</text:p>
          </table:table-cell>
          <table:table-cell table:style-name="Tabell1.B2" office:value-type="string">
            <text:p text:style-name="P4">Ska kapsla information om ett fordon och hantera ändring av denna.</text:p>
          </table:table-cell>
        </table:table-row>
        <table:table-row>
          <table:table-cell table:style-name="Tabell1.A2" office:value-type="string">
            <text:p text:style-name="P3">Konstruktörer:</text:p>
          </table:table-cell>
          <table:table-cell table:style-name="Tabell1.B2" office:value-type="string">
            <text:p text:style-name="P4">Vehicle(string&amp; reg_nr, string&amp; type, string&amp; status, string&amp; brand, string&amp; model, int mileage, string&amp; damage);</text:p>
            <text:p text:style-name="P4"/>
            <text:p text:style-name="P4">~Vehicle(); </text:p>
          </table:table-cell>
        </table:table-row>
        <table:table-row>
          <table:table-cell table:style-name="Tabell1.A2" office:value-type="string">
            <text:p text:style-name="P3">Operationer:</text:p>
          </table:table-cell>
          <table:table-cell table:style-name="Tabell1.B2" office:value-type="string">
            <text:p text:style-name="P4">void set_”datamedlem”(”värde”);</text:p>
            <text:p text:style-name="P4"/>
            <text:p text:style-name="P4">”typ” get_”datamedlem”();</text:p>
            <text:p text:style-name="P4"/>
            <text:p text:style-name="P4">void save();</text:p>
            <text:p text:style-name="P4">sparar/uppdaterar informationen till/i databasen.</text:p>
            <text:p text:style-name="P4"/>
            <text:p text:style-name="P4">bool exists();</text:p>
            <text:p text:style-name="P4">returnerar true om nuvarande fordon redan finns i databasen.</text:p>
          </table:table-cell>
        </table:table-row>
        <table:table-row>
          <table:table-cell table:style-name="Tabell1.A2" office:value-type="string">
            <text:p text:style-name="P3">Datamedlemmar:</text:p>
          </table:table-cell>
          <table:table-cell table:style-name="Tabell1.B2" office:value-type="string">
            <text:p text:style-name="P4">string reg_nr;</text:p>
            <text:p text:style-name="P4">string type;</text:p>
            <text:p text:style-name="P4">string status;</text:p>
            <text:p text:style-name="P4">string brand;</text:p>
            <text:p text:style-name="P4">string model;</text:p>
            <text:p text:style-name="P4">int mileage;</text:p>
            <text:p text:style-name="P4">string damage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9:20:50</meta:creation-date>
    <dc:date>2012-11-08T09:51:37</dc:date>
    <dc:creator>Martin Andersson</dc:creator>
    <meta:editing-duration>PT11M22S</meta:editing-duration>
    <meta:editing-cycles>2</meta:editing-cycles>
    <meta:generator>OpenOffice.org/3.3$Unix OpenOffice.org_project/330m20$Build-9567</meta:generator>
    <meta:document-statistic meta:table-count="1" meta:image-count="0" meta:object-count="0" meta:page-count="1" meta:paragraph-count="22" meta:word-count="68" meta:character-count="532"/>
  </office:meta>
</office:document-meta>
</file>